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0.674cm" svg:y="0.659cm">
            <draw:object draw:notify-on-update-of-ranges="Sheet1.A2:Sheet1.A2 Sheet1.A3:Sheet1.A27 Sheet1.D2:Sheet1.D2 Sheet1.D3:Sheet1.D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D data, -O2 &amp; hardware specific fla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N</text:p>
          </table:table-cell>
          <table:table-cell office:value-type="string" calcext:value-type="string">
            <text:p><text:s text:c="3"/>Psi Max</text:p>
          </table:table-cell>
          <table:table-cell office:value-type="string" calcext:value-type="string">
            <text:p><text:s text:c="5"/>X Max</text:p>
          </table:table-cell>
          <table:table-cell office:value-type="string" calcext:value-type="string">
            <text:p><text:s text:c="6"/>Time (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233116" calcext:value-type="float">
            <text:p>0.9123311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102862" calcext:value-type="float">
            <text:p>0.9310286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5365372" calcext:value-type="float">
            <text:p>0.95365372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5622499" calcext:value-type="float">
            <text:p>0.95622499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682813" calcext:value-type="float">
            <text:p>0.95682813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569804" calcext:value-type="float">
            <text:p>0.9569804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5701853" calcext:value-type="float">
            <text:p>0.95701853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5702807" calcext:value-type="float">
            <text:p>0.95702807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95703046" calcext:value-type="float">
            <text:p>0.95703046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95703105" calcext:value-type="float">
            <text:p>0.9570310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9570312" calcext:value-type="float">
            <text:p>0.9570312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95703124" calcext:value-type="float">
            <text:p>0.95703124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15.84" calcext:value-type="float">
            <text:p>15.8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31.46" calcext:value-type="float">
            <text:p>31.46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181.96" calcext:value-type="float">
            <text:p>181.96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509.67" calcext:value-type="float">
            <text:p>509.67</text:p>
          </table:table-cell>
        </table:table-row>
        <table:table-row table:style-name="ro1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McGrath</meta:initial-creator>
    <meta:creation-date>2014-05-01T19:50:16.180529779</meta:creation-date>
    <dc:date>2014-05-01T19:54:43.004817310</dc:date>
    <dc:creator>Tom McGrath</dc:creator>
    <meta:editing-duration>P0D</meta:editing-duration>
    <meta:editing-cycles>1</meta:editing-cycles>
    <meta:document-statistic meta:table-count="1" meta:cell-count="105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7cm" svg:y="4.201cm" style:legend-expansion="high" chart:style-name="ch2"/>
        <chart:plot-area chart:style-name="ch3" table:cell-range-address="Sheet1.A2:Sheet1.A27 Sheet1.D2:Sheet1.D27" chart:data-source-has-labels="both" svg:x="0.77cm" svg:y="0.855cm" svg:width="11.367cm" svg:height="7.545cm">
          <chartooo:coordinate-region svg:x="1.577cm" svg:y="1.054cm" svg:width="10.419cm" svg:height="5.636cm"/>
          <chart:axis chart:dimension="x" chart:name="primary-x" chart:style-name="ch4" chartooo:axis-type="auto">
            <chartooo:date-scale/>
            <chart:categories table:cell-range-address="Sheet1.A3:Sheet1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7" chart:label-cell-address="Sheet1.D2:Sheet1.D2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  Time (s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A3:Sheet1.A27</svg:desc>
                </draw:g>
              </table:table-cell>
              <table:table-cell office:value-type="float" office:value="0">
                <text:p>0</text:p>
                <draw:g>
                  <svg:desc>Sheet1.D3:Sheet1.D27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31.46">
                <text:p>31.46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70.26">
                <text:p>70.26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181.96">
                <text:p>181.96</text:p>
              </table:table-cell>
            </table:table-row>
            <table:table-row>
              <table:table-cell office:value-type="float" office:value="134217728">
                <text:p>134217730</text:p>
              </table:table-cell>
              <table:table-cell office:value-type="float" office:value="509.67">
                <text:p>509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